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ucida Console" svg:font-family="'Lucida Console'" style:font-family-generic="modern" style:font-pitch="fixed"/>
    <style:font-face style:name="Ani" svg:font-family="Ani" style:font-pitch="variable"/>
    <style:font-face style:name="Chandas" svg:font-family="Chandas" style:font-pitch="variable"/>
    <style:font-face style:name="Dyuthi" svg:font-family="Dyuthi" style:font-pitch="variable"/>
    <style:font-face style:name="Nakula" svg:font-family="Naku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4a9" officeooo:paragraph-rsid="000f04a9"/>
    </style:style>
    <style:style style:name="P2" style:family="paragraph" style:parent-style-name="Standard">
      <style:text-properties fo:language="en" fo:country="US" officeooo:rsid="000f04a9" officeooo:paragraph-rsid="000f04a9"/>
    </style:style>
    <style:style style:name="P3" style:family="paragraph" style:parent-style-name="Standard">
      <style:paragraph-properties fo:text-align="justify" style:justify-single-word="false"/>
      <style:text-properties fo:language="en" fo:country="US" style:text-underline-style="none" officeooo:rsid="000f04a9" officeooo:paragraph-rsid="000f04a9"/>
    </style:style>
    <style:style style:name="P4" style:family="paragraph" style:parent-style-name="Standard">
      <style:paragraph-properties fo:text-align="center" style:justify-single-word="false"/>
      <style:text-properties fo:color="#21409a" fo:font-size="14pt" fo:language="en" fo:country="US" style:text-underline-style="none" officeooo:rsid="0022bddf" officeooo:paragraph-rsid="0022bdd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21409a" fo:font-size="14pt" fo:language="en" fo:country="US" style:text-underline-style="none" officeooo:rsid="0022bddf" officeooo:paragraph-rsid="00245509" style:font-size-asian="14pt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000000" fo:language="en" fo:country="US" officeooo:rsid="00106c1e" officeooo:paragraph-rsid="000f04a9"/>
    </style:style>
    <style:style style:name="P8" style:family="paragraph" style:parent-style-name="Standard">
      <style:text-properties fo:color="#000000" fo:language="en" fo:country="US" officeooo:rsid="00219462" officeooo:paragraph-rsid="00219462"/>
    </style:style>
    <style:style style:name="P9" style:family="paragraph" style:parent-style-name="Standard">
      <style:text-properties fo:color="#000000" fo:font-size="10pt" fo:language="en" fo:country="US" style:text-underline-style="none" officeooo:rsid="00219462" officeooo:paragraph-rsid="00219462" style:font-size-asian="10pt" style:font-size-complex="10pt"/>
    </style:style>
    <style:style style:name="P10" style:family="paragraph" style:parent-style-name="Standard">
      <style:text-properties fo:color="#000000" style:font-name="Ubuntu" fo:language="en" fo:country="US" fo:font-style="normal" officeooo:rsid="00219462" officeooo:paragraph-rsid="00219462" style:font-style-asian="normal" style:font-style-complex="normal"/>
    </style:style>
    <style:style style:name="P11" style:family="paragraph" style:parent-style-name="Standard">
      <style:text-properties fo:color="#000000" style:font-name="Ubuntu" fo:language="en" fo:country="US" fo:font-style="normal" officeooo:rsid="00219462" officeooo:paragraph-rsid="0022bddf" style:font-style-asian="normal" style:font-style-complex="normal"/>
    </style:style>
    <style:style style:name="P12" style:family="paragraph" style:parent-style-name="Standard">
      <style:text-properties fo:color="#000000" style:font-name="Ubuntu" fo:language="en" fo:country="US" fo:font-style="normal" officeooo:rsid="00219462" officeooo:paragraph-rsid="00245509" style:font-style-asian="normal" style:font-style-complex="normal"/>
    </style:style>
    <style:style style:name="P13" style:family="paragraph" style:parent-style-name="Standard">
      <style:text-properties style:text-underline-style="none" officeooo:rsid="000f04a9" officeooo:paragraph-rsid="000f04a9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fo:color="#000000" style:font-name="Ubuntu" fo:language="en" fo:country="US" fo:font-style="normal" officeooo:rsid="00219462" officeooo:paragraph-rsid="0022bddf" style:font-style-asian="normal" style:font-style-complex="normal"/>
    </style:style>
    <style:style style:name="P16" style:family="paragraph" style:parent-style-name="Standard">
      <style:paragraph-properties fo:break-before="page"/>
      <style:text-properties fo:color="#000000" style:font-name="Ubuntu" fo:language="en" fo:country="US" fo:font-style="normal" officeooo:rsid="00219462" officeooo:paragraph-rsid="00245509" style:font-style-asian="normal" style:font-style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0000" style:font-name="Lucida Console" fo:font-size="24pt" fo:font-style="italic" style:text-underline-style="none" style:font-size-asian="24pt" style:font-style-asian="italic" style:font-size-complex="24pt" style:font-style-complex="italic"/>
    </style:style>
    <style:style style:name="P19" style:family="paragraph">
      <style:text-properties style:font-name="Liberation Serif" fo:font-size="11pt" fo:language="en" fo:country="US" style:font-size-asian="11pt" style:font-size-complex="11pt"/>
    </style:style>
    <style:style style:name="P20" style:family="paragraph">
      <style:text-properties fo:color="#21409a" style:font-name="Liberation Serif" fo:font-size="11pt" fo:language="en" fo:country="US" style:font-size-asian="11pt" style:font-size-complex="11pt"/>
    </style:style>
    <style:style style:name="P21" style:family="paragraph">
      <style:text-properties fo:color="#000000" style:font-name="Liberation Serif" fo:font-size="11pt" fo:language="en" fo:country="US" style:font-size-asian="11pt" style:font-size-complex="11pt"/>
    </style:style>
    <style:style style:name="P22" style:family="paragraph">
      <loext:graphic-properties draw:fill="none" draw:fill-color="#ffffff"/>
      <style:text-properties style:font-name="Liberation Serif" fo:font-size="11pt" fo:language="en" fo:country="US" style:font-size-asian="11pt" style:font-size-complex="11pt"/>
    </style:style>
    <style:style style:name="P23" style:family="paragraph">
      <style:text-properties fo:color="#000000" style:font-name="F" fo:font-size="11pt" fo:language="en" fo:country="US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style:text-properties fo:color="#000000" style:font-name="Liberation Serif" fo:font-size="10pt" fo:language="en" fo:country="US" style:text-underline-style="none" style:font-size-asian="10pt" style:font-size-complex="10pt"/>
    </style:style>
    <style:style style:name="P28" style:family="paragraph">
      <loext:graphic-properties draw:fill="none" draw:fill-color="#ffffff"/>
      <style:text-properties style:font-name="Liberation Serif"/>
    </style:style>
    <style:style style:name="P29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style:font-size-asian="10.5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officeooo:rsid="0022bddf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officeooo:rsid="00263d0c" style:font-size-asian="18pt" style:font-size-complex="18pt"/>
    </style:style>
    <style:style style:name="T5" style:family="text">
      <style:text-properties fo:color="#000000"/>
    </style:style>
    <style:style style:name="T6" style:family="text">
      <style:text-properties officeooo:rsid="00245509"/>
    </style:style>
    <style:style style:name="T7" style:family="text">
      <style:text-properties officeooo:rsid="00263d0c"/>
    </style:style>
    <style:style style:name="T8" style:family="text">
      <style:text-properties fo:color="#ff0000" style:font-name="Lucida Console" fo:font-size="32pt" fo:font-style="normal" style:text-underline-style="none" style:font-size-asian="32pt" style:font-style-asian="normal" style:font-size-complex="32pt" style:font-style-complex="normal"/>
    </style:style>
    <style:style style:name="T9" style:family="text">
      <style:text-properties fo:color="#ff0000" style:font-name="Lucida Console" fo:font-size="15pt" fo:font-style="italic" style:text-underline-style="none" style:font-size-asian="15pt" style:font-style-asian="italic" style:font-size-complex="15pt" style:font-style-complex="italic"/>
    </style:style>
    <style:style style:name="T10" style:family="text">
      <style:text-properties style:font-name="Liberation Serif" fo:font-size="11pt" style:font-size-asian="11pt" style:font-size-complex="11pt"/>
    </style:style>
    <style:style style:name="T11" style:family="text">
      <style:text-properties fo:color="#21409a" style:font-name="Liberation Serif" fo:font-size="11pt" fo:language="en" fo:country="US" style:font-size-asian="11pt" style:font-size-complex="11pt"/>
    </style:style>
    <style:style style:name="T12" style:family="text">
      <style:text-properties fo:color="#000000" style:font-name="Liberation Serif" fo:font-size="11pt" fo:language="en" fo:country="US" style:font-size-asian="11pt" style:font-size-complex="11pt"/>
    </style:style>
    <style:style style:name="T13" style:family="text">
      <style:text-properties fo:color="#000000" style:font-name="Liberation Serif" fo:font-size="12pt" fo:language="en" fo:country="US" style:font-size-asian="11pt" style:font-size-complex="11pt"/>
    </style:style>
    <style:style style:name="T14" style:family="text">
      <style:text-properties fo:color="#000000" style:font-name="Liberation Serif" fo:font-size="12pt" fo:language="en" fo:country="US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color="#21409a" fo:font-size="10.5pt" style:font-size-asian="10.5pt" style:font-size-complex="10.5pt"/>
    </style:style>
    <style:style style:name="T17" style:family="text">
      <style:text-properties style:font-name="Liberation Serif" fo:font-size="10.5pt" style:font-size-asian="10.5pt" style:font-size-complex="10.5pt"/>
    </style:style>
    <style:style style:name="T18" style:family="text">
      <style:text-properties fo:color="#21409a" style:font-name="Liberation Serif" fo:font-size="10.5pt" style:font-size-asian="10.5pt" style:font-size-complex="10.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21409a" fo:font-size="11pt" style:font-size-asian="11pt" style:font-size-complex="11pt"/>
    </style:style>
    <style:style style:name="T22" style:family="text">
      <style:text-properties fo:font-size="11pt" style:font-size-asian="10pt" style:font-size-complex="11pt"/>
    </style:style>
    <style:style style:name="T23" style:family="text">
      <style:text-properties fo:color="#21409a" fo:font-size="11pt" style:font-size-asian="10pt" style:font-size-complex="11pt"/>
    </style:style>
    <style:style style:name="T24" style:family="text">
      <style:text-properties fo:color="#000000"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3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9.0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6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0.9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8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9.1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8.6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3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4.9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3.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1.2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9.4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3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1.0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8.9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8.7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8" svg:width="14.077cm" svg:height="3.169cm" svg:x="1.917cm" svg:y="-0.321cm"><draw:text-box><text:p text:style-name="P17"><text:span text:style-name="T8">Semaphores </text:span></text:p><text:p text:style-name="P17"><text:span text:style-name="T9">Parallel and Distributed </text:span><text:span text:style-name="T9">Systems 2019-2020</text:span></text:p><text:p text:style-name="P17"><text:span text:style-name="T9">AMIARD Landry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3"><text:tab/>We suppose that NB_CONS is the number of <text:span text:style-name="T1">consumers</text:span>, NB_PROD the number of consumers NB_POS the size of the buffer <text:span text:style-name="T6">and NB_TYPE the number of message types</text:span>.</text:p>
      <text:p text:style-name="P2"/>
      <text:p text:style-name="P7"><draw:frame text:anchor-type="paragraph" draw:z-index="1" draw:name="Forme2" draw:style-name="gr2" draw:text-style-name="P22" svg:width="9.804cm" svg:height="14.332cm" svg:x="12.557cm" svg:y="0.178cm"><draw:text-box><text:p text:style-name="P19"><text:span text:style-name="T10">Version 2:</text:span></text:p><text:p text:style-name="P19"><text:span text:style-name="T10"/></text:p><text:p text:style-name="P20"><text:span text:style-name="T11">Semaphore prod0Sem, prod1Sem, </text:span><text:span text:style-name="T11">prodEntrySem, </text:span><text:span text:style-name="T10">consSem ;</text:span></text:p><text:p text:style-name="P20"><text:span text:style-name="T10">Mutex m ; </text:span></text:p><text:p text:style-name="P20"><text:span text:style-name="T10">init (prodEntrySem, NB_POS) ; </text:span><text:span text:style-name="T11">init (prod0Sem, </text:span><text:span text:style-name="T11">1) ;</text:span></text:p><text:p text:style-name="P20"><text:span text:style-name="T11">init (prod1Sem, 0) ; </text:span><text:span text:style-name="T10">init (consSem, 0) ; init (m, </text:span><text:span text:style-name="T10">1) ;</text:span></text:p><text:p text:style-name="P20"><text:span text:style-name="T10"/></text:p><text:p text:style-name="P21"><text:span text:style-name="T10">Producer2 (message msg) {</text:span></text:p><text:p text:style-name="P21"><text:span text:style-name="T10"><text:tab/></text:span><text:span text:style-name="T10">P(prodEntrySem) ;</text:span></text:p><text:p text:style-name="P21"><text:span text:style-name="T10"><text:tab/></text:span><text:span text:style-name="T10">if(msg.type = 0) </text:span></text:p><text:p text:style-name="P21"><text:span text:style-name="T10"><text:tab/></text:span><text:span text:style-name="T10"><text:tab/></text:span><text:span text:style-name="T10"><text:tab/></text:span><text:span text:style-name="T10">P(prod0Sem) ;</text:span></text:p><text:p text:style-name="P21"><text:span text:style-name="T12"><text:tab/></text:span><text:span text:style-name="T12">if(msg.type = 1) </text:span></text:p><text:p text:style-name="P21"><text:span text:style-name="T12"><text:tab/></text:span><text:span text:style-name="T12"><text:tab/></text:span><text:span text:style-name="T12"><text:tab/></text:span><text:span text:style-name="T12">P(prod1Sem) ;</text:span></text:p><text:p text:style-name="P21"><text:span text:style-name="T10"><text:tab/></text:span><text:span text:style-name="T10">m.lock ;</text:span></text:p><text:p text:style-name="P21"><text:span text:style-name="T10"><text:tab/></text:span><text:span text:style-name="T10">insert(buffer, posP, msg) ;</text:span></text:p><text:p text:style-name="P21"><text:span text:style-name="T13"><text:tab/></text:span><text:span text:style-name="T13">posP = (posP + 1)%NB_POS ;</text:span></text:p><text:p text:style-name="P21"><text:span text:style-name="T10"><text:tab/></text:span><text:span text:style-name="T10">m.unlock ;</text:span></text:p><text:p text:style-name="P21"><text:span text:style-name="T10"><text:tab/></text:span><text:span text:style-name="T10">if (msg.type = 0)</text:span></text:p><text:p text:style-name="P21"><text:span text:style-name="T10"><text:tab/></text:span><text:span text:style-name="T10"><text:tab/></text:span><text:span text:style-name="T10"><text:tab/></text:span><text:span text:style-name="T10">V(prod1Sem) ; </text:span></text:p><text:p text:style-name="P21"><text:span text:style-name="T12"><text:tab/></text:span><text:span text:style-name="T12">if (msg.type = 1)</text:span></text:p><text:p text:style-name="P21"><text:span text:style-name="T12"><text:tab/></text:span><text:span text:style-name="T12"><text:tab/></text:span><text:span text:style-name="T12"><text:tab/></text:span><text:span text:style-name="T12">V(prod0Sem) ; </text:span></text:p><text:p text:style-name="P21"><text:span text:style-name="T10"><text:tab/></text:span><text:span text:style-name="T10">V(consSem) ;</text:span></text:p><text:p text:style-name="P21"><text:span text:style-name="T10">}</text:span></text:p><text:p text:style-name="P21"><text:span text:style-name="T10">Consumer2 (message msg) {</text:span></text:p><text:p text:style-name="P21"><text:span text:style-name="T10"><text:tab/></text:span><text:span text:style-name="T10">P(consSem) ;</text:span></text:p><text:p text:style-name="P21"><text:span text:style-name="T10"><text:tab/></text:span><text:span text:style-name="T10">m.lock ;</text:span></text:p><text:p text:style-name="P21"><text:span text:style-name="T10"><text:tab/></text:span><text:span text:style-name="T10">extract(buffer, posC, msg) ;</text:span></text:p><text:p text:style-name="P21"><text:span text:style-name="T12"><text:tab/></text:span><text:span text:style-name="T13">posC = (posC + 1)%NB_POS ;</text:span></text:p><text:p text:style-name="P21"><text:span text:style-name="T10"><text:tab/></text:span><text:span text:style-name="T10">m.unlock ;</text:span></text:p><text:p text:style-name="P21"><text:span text:style-name="T10"><text:tab/></text:span><text:span text:style-name="T10">V(prodEntrySem) ;</text:span></text:p><text:p text:style-name="P21"><text:span text:style-name="T10">}</text:span></text:p></draw:text-box></draw:frame><draw:frame text:anchor-type="paragraph" draw:z-index="4" draw:name="Forme5" draw:style-name="gr5" draw:text-style-name="P22" svg:width="8.273cm" svg:height="10.962cm" svg:x="-0.217cm" svg:y="0.205cm"><draw:text-box><text:p text:style-name="P19"><text:span text:style-name="T10">Version 1:</text:span></text:p><text:p text:style-name="P19"><text:span text:style-name="T10"/></text:p><text:p text:style-name="P20"><text:span text:style-name="T10">Semaphore prodSem, consSem ;</text:span></text:p><text:p text:style-name="P20"><text:span text:style-name="T10">Mutex m ; </text:span></text:p><text:p text:style-name="P20"><text:span text:style-name="T10">init (prodSem, NB_POS) ;</text:span></text:p><text:p text:style-name="P20"><text:span text:style-name="T10">init (consSem, 0) ;</text:span></text:p><text:p text:style-name="P20"><text:span text:style-name="T10">init (m, 1) ;</text:span></text:p><text:p text:style-name="P20"><text:span text:style-name="T10"/></text:p><text:p text:style-name="P21"><text:span text:style-name="T10">Producer1 (message msg) {</text:span></text:p><text:p text:style-name="P21"><text:span text:style-name="T10"><text:tab/></text:span><text:span text:style-name="T10">P(prodSem) ;</text:span></text:p><text:p text:style-name="P21"><text:span text:style-name="T10"><text:tab/></text:span><text:span text:style-name="T10">m.lock ;</text:span></text:p><text:p text:style-name="P21"><text:span text:style-name="T10"><text:tab/></text:span><text:span text:style-name="T10">insert(buffer, posP, msg) ;</text:span></text:p><text:p text:style-name="P21"><text:span text:style-name="T10"><text:tab/></text:span><text:span text:style-name="T10">posP = (posP + 1)%NB_POS ;</text:span></text:p><text:p text:style-name="P21"><text:span text:style-name="T10"><text:tab/></text:span><text:span text:style-name="T10">m.unlock ;</text:span></text:p><text:p text:style-name="P21"><text:span text:style-name="T10"><text:tab/></text:span><text:span text:style-name="T10">V(consSem) ;</text:span></text:p><text:p text:style-name="P21"><text:span text:style-name="T10">}</text:span></text:p><text:p text:style-name="P21"><text:span text:style-name="T10">Consumer1 (message msg) {</text:span></text:p><text:p text:style-name="P21"><text:span text:style-name="T10"><text:tab/></text:span><text:span text:style-name="T10">P(consSem) ;</text:span></text:p><text:p text:style-name="P21"><text:span text:style-name="T10"><text:tab/></text:span><text:span text:style-name="T10">m.lock ;</text:span></text:p><text:p text:style-name="P21"><text:span text:style-name="T10"><text:tab/></text:span><text:span text:style-name="T10">extract(buffer, posC, msg) ;</text:span></text:p><text:p text:style-name="P21"><text:span text:style-name="T12"><text:tab/></text:span><text:span text:style-name="T12">posC = (posC + 1)%NB_POS ;</text:span></text:p><text:p text:style-name="P21"><text:span text:style-name="T10"><text:tab/></text:span><text:span text:style-name="T10">m.unlock ;</text:span></text:p><text:p text:style-name="P21"><text:span text:style-name="T10"><text:tab/></text:span><text:span text:style-name="T10">V(prodSem) ;</text:span></text:p><text:p text:style-name="P21"><text:span text:style-name="T10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2" draw:name="Forme3" draw:style-name="gr3" draw:text-style-name="P22" svg:width="8.691cm" svg:height="9.023cm" svg:x="-0.663cm" svg:y="0.123cm"><draw:text-box><text:p text:style-name="P19"><text:span text:style-name="T10">Version 3:</text:span></text:p><text:p text:style-name="P19"><text:span text:style-name="T10"/></text:p><text:p text:style-name="P19"><text:span text:style-name="T11">Semaphore prodSem, consEntrySem ;</text:span></text:p><text:p text:style-name="P20"><text:span text:style-name="T10">Semaphore consSem[NB_TYPE] ;</text:span></text:p><text:p text:style-name="P20"><text:span text:style-name="T10">Mutex m ; </text:span></text:p><text:p text:style-name="P20"><text:span text:style-name="T10">for (int i = 0 ; i &lt; NB_TYPE ; i++)</text:span></text:p><text:p text:style-name="P20"><text:span text:style-name="T10"><text:tab/></text:span><text:span text:style-name="T10">init (consSem[i], <text:s/>0) ;</text:span></text:p><text:p text:style-name="P20"><text:span text:style-name="T11">init (prodSem, NB_POS) ; init (</text:span><text:span text:style-name="T11">consEntrySem, </text:span><text:span text:style-name="T11">0) ;</text:span></text:p><text:p text:style-name="P20"><text:span text:style-name="T10">init (m, 1) ;</text:span></text:p><text:p text:style-name="P20"><text:span text:style-name="T10"/></text:p><text:p text:style-name="P23"><text:span text:style-name="T10">Producer3 (message msg) {</text:span></text:p><text:p text:style-name="P23"><text:span text:style-name="T10"><text:tab/></text:span><text:span text:style-name="T10">P(prodSem) ;</text:span></text:p><text:p text:style-name="P23"><text:span text:style-name="T10"><text:tab/></text:span><text:span text:style-name="T10">m.lock ;</text:span></text:p><text:p text:style-name="P23"><text:span text:style-name="T10"><text:tab/></text:span><text:span text:style-name="T10">insert(buffer, posP, msg) ;</text:span></text:p><text:p text:style-name="P23"><text:span text:style-name="T12"><text:tab/></text:span><text:span text:style-name="T12">posP = (posP + 1)%NB_POS ;</text:span></text:p><text:p text:style-name="P23"><text:span text:style-name="T10"><text:tab/></text:span><text:span text:style-name="T10">m.unlock ;</text:span></text:p><text:p text:style-name="P23"><text:span text:style-name="T10"><text:tab/></text:span><text:span text:style-name="T10">V(consEntrySem) ;</text:span></text:p><text:p text:style-name="P23"><text:span text:style-name="T10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3" draw:name="Forme4" draw:style-name="gr4" draw:text-style-name="P24" svg:width="10.115cm" svg:height="6.331cm" svg:x="7.881cm" svg:y="0.28cm"><draw:text-box><text:p>Consumer3 (message msg) {</text:p><text:p><text:tab/>P(consEntrySem) ;</text:p><text:p><text:tab/><text:span text:style-name="T14">for (int i = 0 ; i &lt; NB_TYPE ; i++)</text:span></text:p><text:p><text:span text:style-name="T14"><text:tab/></text:span><text:span text:style-name="T14"><text:tab/></text:span><text:span text:style-name="T14"><text:tab/></text:span><text:span text:style-name="T14">if(msg.type = i)</text:span></text:p><text:p><text:span text:style-name="T14"><text:tab/></text:span><text:span text:style-name="T14"><text:tab/></text:span><text:span text:style-name="T14"><text:tab/></text:span><text:span text:style-name="T14"><text:tab/></text:span><text:span text:style-name="T14">P(consSem[i]) ;</text:span></text:p><text:p><text:tab/><text:span text:style-name="T14">m.lock ;</text:span></text:p><text:p><text:span text:style-name="T14"><text:tab/></text:span><text:span text:style-name="T14">extract(buffer, posP, msg) ;</text:span></text:p><text:p><text:span text:style-name="T14"><text:tab/></text:span><text:span text:style-name="T14">m.unlock ;</text:span></text:p><text:p><text:span text:style-name="T14"><text:tab/></text:span><text:span text:style-name="T14">V(prodSem) ;</text:span></text:p><text:p><text:span text:style-name="T14"><text:tab/></text:span><text:span text:style-name="T14">//This version is not working, I wasn’t </text:span><text:span text:style-name="T14">able to find a solution to the problem of </text:span><text:span text:style-name="T14">choosing the good consumer to wake up </text:span><text:span text:style-name="T14">(regarding the message’s type).</text:span></text:p><text:p><text:span text:style-name="T14">}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/></text:p>
      <text:p text:style-name="P10"><text:soft-page-break/><text:span text:style-name="T2">Version 1, C code :</text:span></text:p>
      <text:p text:style-name="P10"><text:span text:style-name="T2"/></text:p>
      <text:p text:style-name="P4"><text:span text:style-name="T5">* Modfied code is in </text:span>blue <text:span text:style-name="T5">*</text:span></text:p>
      <text:p text:style-name="P4"/>
      <text:p text:style-name="P9"><draw:frame text:anchor-type="paragraph" draw:z-index="7" draw:name="Forme8" draw:style-name="gr8" draw:text-style-name="P26" svg:width="15.791cm" svg:height="8.663cm" svg:x="0.423cm" svg:y="12.644cm"><draw:text-box><text:p text:style-name="P25"><text:span text:style-name="T15"><text:s text:c="2"/></text:span><text:span text:style-name="T15">//main() function :</text:span></text:p><text:p text:style-name="P25"><text:span text:style-name="T19"/></text:p><text:p text:style-name="P25"><text:span text:style-name="T15"><text:s text:c="2"/></text:span><text:span text:style-name="T15">initializeSharedVariables();</text:span></text:p><text:p text:style-name="P25"><text:span text:style-name="T16"><text:s text:c="2"/></text:span><text:span text:style-name="T16">sem_init(&amp;producerSem, 0, nbPositions);</text:span></text:p><text:p text:style-name="P25"><text:span text:style-name="T16"><text:s text:c="2"/></text:span><text:span text:style-name="T16">sem_init(&amp;consumerSem, 0, 0);</text:span></text:p><text:p text:style-name="P25"><text:span text:style-name="T19"/></text:p><text:p text:style-name="P25"><text:span text:style-name="T15"><text:s text:c="2"/></text:span><text:span text:style-name="T15">for (i = 0; i &lt; <text:s/>nbThds; i++) {</text:span></text:p><text:p text:style-name="P25"><text:span text:style-name="T15"><text:s text:c="4"/></text:span><text:span text:style-name="T15">if (i &lt; nbProd) {</text:span></text:p><text:p text:style-name="P25"><text:span text:style-name="T16"><text:s text:c="6"/></text:span><text:span text:style-name="T16">paramThds[i].typeOfMessage = 0;</text:span></text:p><text:p text:style-name="P25"><text:span text:style-name="T15"><text:s text:c="6"/></text:span><text:span text:style-name="T15">paramThds[i].threadNumber = i;</text:span></text:p><text:p text:style-name="P25"><text:span text:style-name="T15"><text:s text:c="6"/></text:span><text:span text:style-name="T15">if ((etat = pthread_create(&amp;idThdProd[i], </text:span><text:span text:style-name="T15">NULL, producer, &amp;paramThds[i])) != 0)</text:span></text:p><text:p text:style-name="P25"><text:span text:style-name="T15"><text:s text:c="8"/></text:span><text:span text:style-name="T15">thdErreur(etat, "Creation producer", etat);</text:span></text:p><text:p text:style-name="P25"><text:span text:style-name="T15"><text:s text:c="4"/></text:span><text:span text:style-name="T15">}</text:span></text:p><text:p text:style-name="P25"><text:span text:style-name="T15"><text:s text:c="4"/></text:span><text:span text:style-name="T15">else {</text:span></text:p><text:p text:style-name="P25"><text:span text:style-name="T16"><text:s text:c="6"/></text:span><text:span text:style-name="T16">paramThds[i].typeOfMessage = 0;</text:span></text:p><text:p text:style-name="P25"><text:span text:style-name="T15"><text:s text:c="6"/></text:span><text:span text:style-name="T15">paramThds[i].threadNumber = i - nbProd;</text:span></text:p><text:p text:style-name="P25"><text:span text:style-name="T15"><text:s text:c="6"/></text:span><text:span text:style-name="T15">if ((etat = pthread_create(&amp;idThdConso[i-</text:span><text:span text:style-name="T15">nbProd], NULL, consumer, &amp;paramThds[i])) != 0)</text:span></text:p><text:p text:style-name="P25"><text:span text:style-name="T15"><text:s text:c="8"/></text:span><text:span text:style-name="T15">thdErreur(etat, "Creation consumer", etat);</text:span></text:p><text:p text:style-name="P25"><text:span text:style-name="T15"><text:s text:c="4"/></text:span><text:span text:style-name="T15">}</text:span></text:p><text:p text:style-name="P25"><text:span text:style-name="T15"><text:s text:c="2"/></text:span><text:span text:style-name="T15">}</text:span></text:p></draw:text-box></draw:frame><draw:frame text:anchor-type="paragraph" draw:z-index="8" draw:name="Forme9" draw:style-name="gr9" draw:text-style-name="P24" svg:width="12.812cm" svg:height="3.509cm" svg:x="3.014cm" svg:y="0.393cm"><draw:text-box><text:p><text:span text:style-name="T15">//Global variables :</text:span></text:p><text:p><text:span text:style-name="T19"/></text:p><text:p><text:span text:style-name="T16">pthread_mutex_t criticalMutex = </text:span><text:span text:style-name="T16">PTHREAD_MUTEX_INITIALIZER;</text:span></text:p><text:p><text:span text:style-name="T16">sem_t producerSem ;</text:span></text:p><text:p><text:span text:style-name="T16">sem_t consumerSem ;</text:span></text:p><text:p/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5" draw:name="Forme6" draw:style-name="gr6" draw:text-style-name="P26" svg:width="8.859cm" svg:height="8.804cm" svg:x="8.975cm" svg:y="0.192cm"><draw:text-box><text:p text:style-name="P25"><text:span text:style-name="T15">void * producer (void *arg) {</text:span></text:p><text:p text:style-name="P25"><text:span text:style-name="T15"><text:s text:c="2"/></text:span><text:span text:style-name="T15">int i;</text:span></text:p><text:p text:style-name="P25"><text:span text:style-name="T15"><text:s text:c="2"/></text:span><text:span text:style-name="T15">TypeMessage theMessage;</text:span></text:p><text:p text:style-name="P25"><text:span text:style-name="T15"><text:s text:c="2"/></text:span><text:span text:style-name="T15">Parameters *param = (Parameters *)arg;</text:span></text:p><text:p text:style-name="P25"><text:span text:style-name="T15"><text:tab/></text:span><text:span text:style-name="T15">sleep(1);</text:span></text:p><text:p text:style-name="P25"><text:span text:style-name="T15"><text:s text:c="2"/></text:span><text:span text:style-name="T15">for (i = 0; i &lt; NB_TIMES_PROD; i++) {</text:span></text:p><text:p text:style-name="P25"><text:span text:style-name="T15"><text:s text:c="4"/></text:span><text:span text:style-name="T15">theMessage.typeOfMessage = param-</text:span><text:span text:style-name="T15">&gt;typeOfMessage;</text:span></text:p><text:p text:style-name="P25"><text:span text:style-name="T15"><text:s text:c="4"/></text:span><text:span text:style-name="T15">theMessage.producerNumber = param-</text:span><text:span text:style-name="T15">&gt;threadNumber;</text:span></text:p><text:p text:style-name="P25"><text:span text:style-name="T15"><text:tab/></text:span><text:span text:style-name="T16"> <text:s/></text:span><text:span text:style-name="T16">sem_wait(&amp;producerSem);</text:span></text:p><text:p text:style-name="P25"><text:span text:style-name="T16"><text:tab/></text:span><text:span text:style-name="T16"> <text:s/></text:span><text:span text:style-name="T16">pthread_mutex_lock(&amp;criticalMutex);</text:span></text:p><text:p text:style-name="P25"><text:span text:style-name="T16"><text:tab/></text:span><text:span text:style-name="T16"> <text:s/></text:span><text:span text:style-name="T16">makePut(theMessage);</text:span></text:p><text:p text:style-name="P25"><text:span text:style-name="T16"><text:tab/></text:span><text:span text:style-name="T16"> <text:s/></text:span><text:span text:style-name="T16">sem_post(&amp;consumerSem);</text:span></text:p><text:p text:style-name="P25"><text:span text:style-name="T15"><text:tab/></text:span><text:span text:style-name="T15"> <text:s/></text:span><text:span text:style-name="T16">pthread_mutex_unlock(&amp;criticalMutex);</text:span></text:p><text:p text:style-name="P25"><text:span text:style-name="T15"><text:s text:c="2"/></text:span><text:span text:style-name="T15">}</text:span></text:p><text:p text:style-name="P25"><text:span text:style-name="T15"><text:s text:c="2"/></text:span><text:span text:style-name="T15">return NULL;</text:span></text:p><text:p text:style-name="P25"><text:span text:style-name="T15">}</text:span></text:p></draw:text-box></draw:frame><draw:frame text:anchor-type="paragraph" draw:z-index="6" draw:name="Forme7" draw:style-name="gr7" draw:text-style-name="P28" svg:width="9.693cm" svg:height="9.136cm" svg:x="-0.718cm" svg:y="0.307cm"><draw:text-box><text:p text:style-name="P27"><text:span text:style-name="T17">void * consumer (void *arg) {</text:span></text:p><text:p text:style-name="P27"><text:span text:style-name="T17"><text:s text:c="2"/></text:span><text:span text:style-name="T17">int i;</text:span></text:p><text:p text:style-name="P27"><text:span text:style-name="T17"><text:s text:c="2"/></text:span><text:span text:style-name="T17">TypeMessage theMessage;</text:span></text:p><text:p text:style-name="P27"><text:span text:style-name="T17"><text:s text:c="2"/></text:span><text:span text:style-name="T17">Parameters *param = (Parameters *)arg;</text:span></text:p><text:p text:style-name="P27"><text:span text:style-name="T17"><text:tab/></text:span><text:span text:style-name="T17">sleep(1);</text:span></text:p><text:p text:style-name="P27"><text:span text:style-name="T17"><text:s text:c="2"/></text:span><text:span text:style-name="T17">for (i = 0; i &lt; NB_TIMES_CONS; i++) {</text:span></text:p><text:p text:style-name="P27"><text:span text:style-name="T17"><text:tab/></text:span><text:span text:style-name="T17"> <text:s/></text:span><text:span text:style-name="T18">sem_wait(&amp;consumerSem);</text:span></text:p><text:p text:style-name="P27"><text:span text:style-name="T18"><text:tab/></text:span><text:span text:style-name="T18"> <text:s/></text:span><text:span text:style-name="T18">pthread_mutex_lock(&amp;criticalMutex);</text:span></text:p><text:p text:style-name="P27"><text:span text:style-name="T18"><text:tab/></text:span><text:span text:style-name="T18"> <text:s/></text:span><text:span text:style-name="T18">makeGet(&amp;theMessage);</text:span></text:p><text:p text:style-name="P27"><text:span text:style-name="T18"><text:tab/></text:span><text:span text:style-name="T18"> <text:s/></text:span><text:span text:style-name="T18">sem_post(&amp;producerSem);</text:span></text:p><text:p text:style-name="P27"><text:span text:style-name="T17"><text:tab/></text:span><text:span text:style-name="T17"> <text:s/></text:span><text:span text:style-name="T18">pthread_mutex_unlock(&amp;criticalMutex);</text:span></text:p><text:p text:style-name="P27"><text:span text:style-name="T17"><text:s text:c="2"/></text:span><text:span text:style-name="T17">}</text:span></text:p><text:p text:style-name="P27"><text:span text:style-name="T17"><text:s text:c="2"/></text:span><text:span text:style-name="T17">return NULL;</text:span></text:p><text:p text:style-name="P27"><text:span text:style-name="T17">}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15"><text:span text:style-name="T2">Version </text:span><text:span text:style-name="T3">2,</text:span><text:span text:style-name="T2"> C code :</text:span></text:p>
      <text:p text:style-name="P11"><text:span text:style-name="T2"/></text:p>
      <text:p text:style-name="P4"><text:span text:style-name="T5">* Modfied code is in </text:span>blue <text:span text:style-name="T5">*</text:span></text:p>
      <text:p text:style-name="P4"><draw:frame text:anchor-type="paragraph" draw:z-index="9" draw:name="Forme10" draw:style-name="gr10" draw:text-style-name="P29" svg:width="11.889cm" svg:height="4.94cm" svg:x="1.939cm" svg:y="0.781cm"><draw:text-box><text:p><text:span text:style-name="T20">//Global variables :</text:span></text:p><text:p><text:span text:style-name="T20"/></text:p><text:p><text:span text:style-name="T21">pthread_mutex_t criticalMutex = </text:span><text:span text:style-name="T21">PTHREAD_MUTEX_INITIALIZER;</text:span></text:p><text:p><text:span text:style-name="T21">sem_t producerEntrySem ;</text:span></text:p><text:p><text:span text:style-name="T21">sem_t producer0Sem ;</text:span></text:p><text:p><text:span text:style-name="T21">sem_t producer1Sem ;</text:span></text:p><text:p><text:span text:style-name="T21">sem_t consumerSem ;</text:span></text:p></draw:text-box></draw:frame><draw:frame text:anchor-type="paragraph" draw:z-index="10" draw:name="Forme11" draw:style-name="gr11" draw:text-style-name="P29" svg:width="9.39cm" svg:height="13.39cm" svg:x="8.751cm" svg:y="4.747cm"><draw:text-box><text:p><text:span text:style-name="T20">void * producer (void *arg) {</text:span></text:p><text:p><text:span text:style-name="T20"><text:s text:c="2"/></text:span><text:span text:style-name="T20">int i;</text:span></text:p><text:p><text:span text:style-name="T20"><text:s text:c="2"/></text:span><text:span text:style-name="T20">TypeMessage theMessage;</text:span></text:p><text:p><text:span text:style-name="T20"><text:s text:c="2"/></text:span><text:span text:style-name="T20">Parameters *param = (Parameters *)arg;</text:span></text:p><text:p><text:span text:style-name="T20"><text:tab/></text:span><text:span text:style-name="T20">sleep(1);</text:span></text:p><text:p><text:span text:style-name="T20"><text:s text:c="2"/></text:span><text:span text:style-name="T20">for (i = 0; i &lt; NB_TIMES_PROD; i++) {</text:span></text:p><text:p><text:span text:style-name="T20"><text:s text:c="4"/></text:span><text:span text:style-name="T20">theMessage.typeOfMessage = param-</text:span><text:span text:style-name="T20">&gt;typeOfMessage;</text:span></text:p><text:p><text:span text:style-name="T20"><text:s text:c="4"/></text:span><text:span text:style-name="T20">theMessage.producerNumber = param-</text:span><text:span text:style-name="T20">&gt;threadNumber;</text:span></text:p><text:p><text:span text:style-name="T20"><text:s text:c="4"/></text:span><text:span text:style-name="T21">sem_wait(&amp;producerEntrySem);</text:span></text:p><text:p><text:span text:style-name="T21"><text:s text:c="4"/></text:span><text:span text:style-name="T21">if (theMessage.typeOfMessage==0) {</text:span></text:p><text:p><text:span text:style-name="T21"><text:s text:c="6"/></text:span><text:span text:style-name="T21">sem_wait(&amp;producer0Sem);</text:span></text:p><text:p><text:span text:style-name="T21"><text:s text:c="4"/></text:span><text:span text:style-name="T21">}</text:span></text:p><text:p><text:span text:style-name="T21"><text:s text:c="4"/></text:span><text:span text:style-name="T21">if (theMessage.typeOfMessage==1) {</text:span></text:p><text:p><text:span text:style-name="T21"><text:s text:c="6"/></text:span><text:span text:style-name="T21">sem_wait(&amp;producer1Sem);</text:span></text:p><text:p><text:span text:style-name="T21"><text:s text:c="4"/></text:span><text:span text:style-name="T21">}</text:span></text:p><text:p><text:span text:style-name="T21"/></text:p><text:p><text:span text:style-name="T21"><text:s text:c="5"/></text:span><text:span text:style-name="T21">pthread_mutex_lock(&amp;criticalMutex);</text:span></text:p><text:p><text:span text:style-name="T21"><text:s text:c="5"/></text:span><text:span text:style-name="T21">makePut(theMessage);</text:span></text:p><text:p><text:span text:style-name="T21"><text:s text:c="5"/></text:span><text:span text:style-name="T21">pthread_mutex_unlock(&amp;criticalMutex);</text:span></text:p><text:p><text:span text:style-name="T21"/></text:p><text:p><text:span text:style-name="T21"><text:s text:c="5"/></text:span><text:span text:style-name="T21">if (theMessage.typeOfMessage==0) {</text:span></text:p><text:p><text:span text:style-name="T21"><text:s text:c="7"/></text:span><text:span text:style-name="T21">sem_post(&amp;producer1Sem);</text:span></text:p><text:p><text:span text:style-name="T21"><text:s text:c="5"/></text:span><text:span text:style-name="T21">}</text:span></text:p><text:p><text:span text:style-name="T21"><text:s text:c="5"/></text:span><text:span text:style-name="T21">if (theMessage.typeOfMessage==1) {</text:span></text:p><text:p><text:span text:style-name="T21"><text:s text:c="7"/></text:span><text:span text:style-name="T21">sem_post(&amp;producer0Sem);</text:span></text:p><text:p><text:span text:style-name="T21"><text:s text:c="5"/></text:span><text:span text:style-name="T21">}</text:span></text:p><text:p><text:span text:style-name="T21"><text:s text:c="5"/></text:span><text:span text:style-name="T21">sem_post(&amp;consumerSem);</text:span></text:p><text:p><text:span text:style-name="T20"><text:s text:c="2"/></text:span><text:span text:style-name="T20">}</text:span></text:p><text:p><text:span text:style-name="T20"><text:s text:c="2"/></text:span><text:span text:style-name="T20">return NULL;</text:span></text:p><text:p><text:span text:style-name="T20">}</text:span></text:p></draw:text-box></draw:frame><draw:frame text:anchor-type="paragraph" draw:z-index="11" draw:name="Forme12" draw:style-name="gr12" draw:text-style-name="P24" svg:width="8.049cm" svg:height="11.207cm" svg:x="-1.386cm" svg:y="5.33cm"><draw:text-box><text:p><text:span text:style-name="T22">void * consumer (void *arg) {</text:span></text:p><text:p><text:span text:style-name="T22"><text:s text:c="2"/></text:span><text:span text:style-name="T22">int i;</text:span></text:p><text:p><text:span text:style-name="T22"><text:s text:c="2"/></text:span><text:span text:style-name="T22">TypeMessage theMessage;</text:span></text:p><text:p><text:span text:style-name="T22"><text:s text:c="2"/></text:span><text:span text:style-name="T22">Parameters *param = (Parameters *)arg;</text:span></text:p><text:p><text:span text:style-name="T22"><text:tab/></text:span><text:span text:style-name="T22">sleep(1); </text:span></text:p><text:p><text:span text:style-name="T22"><text:s text:c="2"/></text:span><text:span text:style-name="T22">for (i = 0; i &lt; NB_TIMES_CONS; i++) {</text:span></text:p><text:p><text:span text:style-name="T22"><text:tab/></text:span><text:span text:style-name="T22"> <text:s/></text:span><text:span text:style-name="T23">sem_wait(&amp;consumerSem);</text:span></text:p><text:p><text:span text:style-name="T23"><text:tab/></text:span><text:span text:style-name="T23"> <text:s/></text:span><text:span text:style-name="T23">pthread_mutex_lock(&amp;criticalMutex);</text:span></text:p><text:p><text:span text:style-name="T23"/></text:p><text:p><text:span text:style-name="T23"><text:tab/></text:span><text:span text:style-name="T23"> <text:s/></text:span><text:span text:style-name="T23">makeGet(&amp;theMessage);</text:span></text:p><text:p><text:span text:style-name="T23"/></text:p><text:p><text:span text:style-name="T23"><text:tab/></text:span><text:span text:style-name="T23"> <text:s/></text:span><text:span text:style-name="T23">sem_post(&amp;producerEntrySem);</text:span><text:span text:style-name="T23"><text:tab/></text:span><text:span text:style-name="T23"><text:tab/></text:span><text:span text:style-name="T23"> <text:s/></text:span><text:span text:style-name="T23">pthread_mutex_unlock(&amp;criticalMutex);</text:span></text:p><text:p><text:span text:style-name="T22"><text:s text:c="2"/></text:span><text:span text:style-name="T22">}</text:span></text:p><text:p><text:span text:style-name="T22"><text:s text:c="2"/></text:span><text:span text:style-name="T22">return NULL;</text:span></text:p><text:p><text:span text:style-name="T22">}</text:span></text:p></draw:text-box></draw:frame><draw:frame text:anchor-type="paragraph" draw:z-index="12" draw:name="Forme13" draw:style-name="gr13" draw:text-style-name="P24" svg:width="16.128cm" svg:height="9.861cm" svg:x="-0.415cm" svg:y="14.501cm"><draw:text-box><text:p><text:span text:style-name="T22"><text:s text:c="2"/></text:span><text:span text:style-name="T22">//main() function</text:span></text:p><text:p><text:span text:style-name="T22"/></text:p><text:p><text:span text:style-name="T22"><text:s text:c="2"/></text:span><text:span text:style-name="T22">initializeSharedVariables();</text:span></text:p><text:p><text:span text:style-name="T22"><text:s/></text:span><text:span text:style-name="T23"><text:s/></text:span><text:span text:style-name="T23">sem_init(&amp;producerEntrySem, 0, nbPositions);</text:span></text:p><text:p><text:span text:style-name="T23"><text:s text:c="2"/></text:span><text:span text:style-name="T23">sem_init(&amp;producer0Sem, 0, 1);</text:span></text:p><text:p><text:span text:style-name="T23"><text:s text:c="2"/></text:span><text:span text:style-name="T23">sem_init(&amp;producer1Sem, 0, 0);</text:span></text:p><text:p><text:span text:style-name="T23"><text:s text:c="2"/></text:span><text:span text:style-name="T23">sem_init(&amp;consumerSem, 0, 0);</text:span></text:p><text:p/><text:p><text:span text:style-name="T22"><text:s text:c="2"/></text:span><text:span text:style-name="T22">for (i = 0; i &lt; <text:s/>nbThds; i++) {</text:span></text:p><text:p><text:span text:style-name="T22"><text:s text:c="4"/></text:span><text:span text:style-name="T22">if (i &lt; nbProd) {</text:span></text:p><text:p><text:span text:style-name="T22"><text:s text:c="5"/></text:span><text:span text:style-name="T23"><text:s/></text:span><text:span text:style-name="T23">paramThds[i].typeOfMessage = i%2;</text:span></text:p><text:p><text:span text:style-name="T22"><text:s text:c="6"/></text:span><text:span text:style-name="T22">paramThds[i].threadNumber = i;</text:span></text:p><text:p><text:span text:style-name="T22"><text:s text:c="6"/></text:span><text:span text:style-name="T22">if ((etat = pthread_create(&amp;idThdProd[i], </text:span><text:span text:style-name="T22">NULL, producer, &amp;paramThds[i])) != 0)</text:span></text:p><text:p><text:span text:style-name="T22"><text:s text:c="8"/></text:span><text:span text:style-name="T22">thdErreur(etat, "Creation producer", etat);</text:span></text:p><text:p><text:span text:style-name="T22"><text:s text:c="4"/></text:span><text:span text:style-name="T22">}</text:span></text:p><text:p><text:span text:style-name="T22"><text:s text:c="4"/></text:span><text:span text:style-name="T22">Else {</text:span></text:p><text:p><text:span text:style-name="T22"><text:s text:c="5"/></text:span><text:span text:style-name="T23"><text:s/></text:span><text:span text:style-name="T23">//consumers consume messages of any types </text:span><text:span text:style-name="T23">so we don't add a type of message</text:span></text:p><text:p><text:span text:style-name="T22"><text:s text:c="6"/></text:span><text:span text:style-name="T22">paramThds[i].threadNumber = i - nbProd;</text:span></text:p><text:p><text:span text:style-name="T22"><text:s text:c="6"/></text:span><text:span text:style-name="T22">if ((etat = pthread_create(&amp;idThdConso[i-</text:span><text:span text:style-name="T22">nbProd], NULL, consumer, &amp;paramThds[i])) != </text:span><text:span text:style-name="T22">0)</text:span></text:p><text:p><text:span text:style-name="T22"><text:s text:c="8"/></text:span><text:span text:style-name="T22">thdErreur(etat, "Creation consumer", etat);</text:span></text:p><text:p><text:span text:style-name="T22"><text:s text:c="4"/></text:span><text:span text:style-name="T22">}</text:span></text:p><text:p><text:span text:style-name="T22"><text:s text:c="2"/></text:span><text:span text:style-name="T22">}</text:span></text:p></draw:text-box></draw:frame></text:p>
      <text:p text:style-name="P16"><text:span text:style-name="T2">Version </text:span><text:span text:style-name="T4">3,</text:span><text:span text:style-name="T2"> C code :</text:span></text:p>
      <text:p text:style-name="P12"><text:span text:style-name="T2"/></text:p>
      <text:p text:style-name="P5"><text:span text:style-name="T5">* Modfied code is in </text:span>blue <text:span text:style-name="T5">*</text:span></text:p>
      <text:p text:style-name="P1"><draw:frame text:anchor-type="paragraph" draw:z-index="13" draw:name="Forme14" draw:style-name="gr14" draw:text-style-name="P24" svg:width="11.448cm" svg:height="3.675cm" svg:x="3.209cm" svg:y="0.415cm"><draw:text-box><text:p><text:span text:style-name="T22">//Global Variables :</text:span></text:p><text:p/><text:p><text:span text:style-name="T23">#define NB_TYPES 5</text:span></text:p><text:p><text:span text:style-name="T23">pthread_mutex_t criticalMutex = </text:span><text:span text:style-name="T23">PTHREAD_MUTEX_INITIALIZER;</text:span></text:p><text:p><text:span text:style-name="T23">sem_t producerSem ;</text:span></text:p><text:p><text:span text:style-name="T23">sem_t consumerEntrySem ;</text:span></text:p><text:p><text:span text:style-name="T23">sem_t consumerSem[NB_TYPES] 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4" draw:name="Forme15" draw:style-name="gr15" draw:text-style-name="P24" svg:width="11.921cm" svg:height="11.029cm" svg:x="-1.108cm" svg:y="0.106cm"><draw:text-box><text:p><text:span text:style-name="T22">void * producer (void *arg) {</text:span></text:p><text:p><text:span text:style-name="T22"><text:s text:c="2"/></text:span><text:span text:style-name="T22">int i;</text:span></text:p><text:p><text:span text:style-name="T22"><text:s text:c="2"/></text:span><text:span text:style-name="T22">TypeMessage theMessage;</text:span></text:p><text:p><text:span text:style-name="T22"><text:s text:c="2"/></text:span><text:span text:style-name="T22">Parameters *param = (Parameters *)arg;</text:span></text:p><text:p><text:span text:style-name="T22"><text:s text:c="2"/></text:span><text:span text:style-name="T22">sleep(1); </text:span></text:p><text:p><text:span text:style-name="T22"><text:s text:c="2"/></text:span><text:span text:style-name="T22">theMessage.typeOfMessage = param-&gt;typeOfMessage;</text:span></text:p><text:p><text:span text:style-name="T22"><text:s text:c="2"/></text:span><text:span text:style-name="T22">theMessage.producerNumber = param→threadNumber;</text:span></text:p><text:p><text:span text:style-name="T22"><text:s text:c="2"/></text:span><text:span text:style-name="T22">for (i = 0; i &lt; NB_TIMES_PROD; i++) {</text:span></text:p><text:p><text:span text:style-name="T23"><text:tab/></text:span><text:span text:style-name="T23"> <text:s/></text:span><text:span text:style-name="T23">sem_wait(&amp;producerSem);</text:span></text:p><text:p><text:span text:style-name="T23"><text:tab/></text:span><text:span text:style-name="T23"> <text:s/></text:span><text:span text:style-name="T23">pthread_mutex_lock(&amp;criticalMutex);</text:span></text:p><text:p><text:span text:style-name="T23"><text:tab/></text:span><text:span text:style-name="T23"> <text:s/></text:span><text:span text:style-name="T23">makePut(theMessage);</text:span></text:p><text:p><text:span text:style-name="T23"><text:tab/></text:span><text:span text:style-name="T23"> <text:s/></text:span><text:span text:style-name="T23">pthread_mutex_unlock(&amp;criticalMutex);</text:span></text:p><text:p><text:span text:style-name="T23"><text:s text:c="2"/></text:span><text:span text:style-name="T23"><text:tab/></text:span><text:span text:style-name="T23"> <text:s/></text:span><text:span text:style-name="T23">sem_post(&amp;consumerEntrySem]);</text:span></text:p><text:p><text:span text:style-name="T22"><text:s text:c="2"/></text:span><text:span text:style-name="T22">}</text:span></text:p><text:p><text:span text:style-name="T22"><text:s text:c="2"/></text:span><text:span text:style-name="T22">return NULL;</text:span></text:p><text:p><text:span text:style-name="T22">}</text:span></text:p></draw:text-box></draw:frame><draw:frame text:anchor-type="paragraph" draw:z-index="15" draw:name="Forme16" draw:style-name="gr16" draw:text-style-name="P24" svg:width="8.72cm" svg:height="8.974cm" svg:x="8.722cm" svg:y="0.106cm"><draw:text-box><text:p><text:span text:style-name="T22">void * consumer (void *arg) {</text:span></text:p><text:p><text:span text:style-name="T22"><text:s text:c="2"/></text:span><text:span text:style-name="T22">int i;</text:span></text:p><text:p><text:span text:style-name="T22"><text:s text:c="2"/></text:span><text:span text:style-name="T22">TypeMessage theMessage;</text:span></text:p><text:p><text:span text:style-name="T22"><text:s text:c="2"/></text:span><text:span text:style-name="T22">Parameters *param = (Parameters *)arg;</text:span></text:p><text:p><text:span text:style-name="T22"><text:tab/></text:span><text:span text:style-name="T22">sleep(1);</text:span></text:p><text:p><text:span text:style-name="T22"><text:s text:c="2"/></text:span><text:span text:style-name="T22">for (i = 0; i &lt; NB_TIMES_CONS; i++) {</text:span></text:p><text:p><text:span text:style-name="T23"><text:s text:c="4"/></text:span><text:span text:style-name="T23">sem_wait(&amp;consumerEntrySem);</text:span></text:p><text:p><text:span text:style-name="T23"><text:s text:c="4"/></text:span><text:span text:style-name="T23">for (int i = 0 ; i &lt; NB_TYPE ; i++){</text:span></text:p><text:p><text:span text:style-name="T23"><text:s text:c="8"/></text:span><text:span text:style-name="T23">if(theMessage.typeOfMessage == i) {</text:span></text:p><text:p><text:span text:style-name="T23"><text:s text:c="10"/></text:span><text:span text:style-name="T23">sem_post(&amp;consSem[i]) ;</text:span></text:p><text:p><text:span text:style-name="T23"><text:s text:c="8"/></text:span><text:span text:style-name="T23">}</text:span></text:p><text:p><text:span text:style-name="T23"><text:s text:c="4"/></text:span><text:span text:style-name="T23">}</text:span></text:p><text:p><text:span text:style-name="T23"><text:s text:c="4"/></text:span><text:span text:style-name="T23">pthread_mutex_lock(&amp;criticalMutex);</text:span></text:p><text:p><text:span text:style-name="T23"><text:s text:c="4"/></text:span><text:span text:style-name="T23">makeGet(&amp;theMessage);</text:span></text:p><text:p><text:span text:style-name="T23"><text:s text:c="4"/></text:span><text:span text:style-name="T23">sem_post(&amp;producerSem);</text:span></text:p><text:p><text:span text:style-name="T23"><text:s text:c="4"/></text:span><text:span text:style-name="T23">pthread_mutex_unlock(&amp;criticalMutex);</text:span></text:p><text:p><text:span text:style-name="T22"><text:s text:c="2"/></text:span><text:span text:style-name="T22">}</text:span></text:p><text:p><text:span text:style-name="T22"><text:s text:c="2"/></text:span><text:span text:style-name="T22">return NULL;</text:span></text:p><text:p><text:span text:style-name="T22">}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6" draw:name="Forme17" draw:style-name="gr17" draw:text-style-name="P29" svg:width="14.789cm" svg:height="10.267cm" svg:x="1.51cm" svg:y="0.362cm"><draw:text-box><text:p><text:span text:style-name="T24"><text:s text:c="2"/></text:span><text:span text:style-name="T24">//main() fucntion :</text:span></text:p><text:p><text:span text:style-name="T21"/></text:p><text:p><text:span text:style-name="T21"><text:s text:c="2"/></text:span><text:span text:style-name="T21">initializeSharedVariables();</text:span></text:p><text:p><text:span text:style-name="T21"><text:s text:c="2"/></text:span><text:span text:style-name="T21">sem_init(&amp;producerSem, 0, nbPositions);</text:span></text:p><text:p><text:span text:style-name="T21"><text:s text:c="2"/></text:span><text:span text:style-name="T21">for (int i = 0 ; i &lt; NB_TYPES ; i++){</text:span></text:p><text:p><text:span text:style-name="T21"><text:s text:c="4"/></text:span><text:span text:style-name="T21">sem_init(&amp;consumerSem[i], 0, 0);</text:span></text:p><text:p><text:span text:style-name="T21"><text:s text:c="2"/></text:span><text:span text:style-name="T21">}</text:span></text:p><text:p><text:span text:style-name="T20"/></text:p><text:p><text:span text:style-name="T20"><text:s text:c="2"/></text:span><text:span text:style-name="T20">for (i = 0; i &lt; <text:s/>nbThds; i++) {</text:span></text:p><text:p><text:span text:style-name="T20"><text:s text:c="4"/></text:span><text:span text:style-name="T20">if (i &lt; nbProd) {</text:span></text:p><text:p><text:span text:style-name="T21"><text:s text:c="6"/></text:span><text:span text:style-name="T21">paramThds[i].typeOfMessage = i%NB_TYPES;</text:span></text:p><text:p><text:span text:style-name="T20"><text:s text:c="6"/></text:span><text:span text:style-name="T20">paramThds[i].threadNumber = i;</text:span></text:p><text:p><text:span text:style-name="T20"><text:s text:c="6"/></text:span><text:span text:style-name="T20">if ((etat = pthread_create(&amp;idThdProd[i], NULL, </text:span><text:span text:style-name="T20">producer, &amp;paramThds[i])) != 0)</text:span></text:p><text:p><text:span text:style-name="T20"><text:s text:c="8"/></text:span><text:span text:style-name="T20">thdErreur(etat, "Creation producer", etat);</text:span></text:p><text:p><text:span text:style-name="T20"><text:s text:c="4"/></text:span><text:span text:style-name="T20">}</text:span></text:p><text:p><text:span text:style-name="T20"><text:s text:c="4"/></text:span><text:span text:style-name="T20">else {</text:span></text:p><text:p><text:span text:style-name="T20"><text:s text:c="6"/></text:span><text:span text:style-name="T21">paramThds[i].typeOfMessage = i%NB_TYPES;</text:span></text:p><text:p><text:span text:style-name="T20"><text:s text:c="6"/></text:span><text:span text:style-name="T20">paramThds[i].threadNumber = i - nbProd;</text:span></text:p><text:p><text:span text:style-name="T20"><text:s text:c="6"/></text:span><text:span text:style-name="T20">if ((etat = pthread_create(&amp;idThdConso[i-nbProd], </text:span><text:span text:style-name="T20">NULL, consumer, &amp;paramThds[i])) != 0)</text:span></text:p><text:p><text:span text:style-name="T20"><text:s text:c="8"/></text:span><text:span text:style-name="T20">thdErreur(etat, "Creation consumer", etat);</text:span></text:p><text:p><text:span text:style-name="T20"><text:s text:c="4"/></text:span><text:span text:style-name="T20">}</text:span></text:p><text:p><text:span text:style-name="T20"><text:s text:c="2"/></text:span><text:span text:style-name="T20">}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ucida Console" svg:font-family="'Lucida Console'" style:font-family-generic="modern" style:font-pitch="fixed"/>
    <style:font-face style:name="Ani" svg:font-family="Ani" style:font-pitch="variable"/>
    <style:font-face style:name="Chandas" svg:font-family="Chandas" style:font-pitch="variable"/>
    <style:font-face style:name="Dyuthi" svg:font-family="Dyuthi" style:font-pitch="variable"/>
    <style:font-face style:name="Nakula" svg:font-family="Naku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solid" style:text-underline-width="auto" style:text-underline-color="#ed1c2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0:23:49.322923838</meta:creation-date>
    <dc:date>2019-11-30T23:52:29.779955850</dc:date>
    <meta:editing-duration>PT53M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6" meta:paragraph-count="7" meta:word-count="63" meta:character-count="293" meta:non-whitespace-character-count="236"/>
  </office:meta>
</office:document-meta>
</file>